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1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84.76pt"/>
    </style:style>
    <style:style style:name="co4" style:family="table-column">
      <style:table-column-properties fo:break-before="auto" style:column-width="85.49pt"/>
    </style:style>
    <style:style style:name="co5" style:family="table-column">
      <style:table-column-properties fo:break-before="auto" style:column-width="47.11pt"/>
    </style:style>
    <style:style style:name="co6" style:family="table-column">
      <style:table-column-properties fo:break-before="auto" style:column-width="158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Genes_of_intere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Gene Symbol</text:p>
          </table:table-cell>
          <table:table-cell table:style-name="ce1" office:value-type="string" calcext:value-type="string">
            <text:p>Entrez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mary target</text:p>
          </table:table-cell>
          <table:table-cell table:style-name="ce1" office:value-type="string" calcext:value-type="string">
            <text:p>ADME</text:p>
          </table:table-cell>
          <table:table-cell table:style-name="ce1" office:value-type="string" calcext:value-type="string">
            <text:p>mapped 2Neighbor-Network</text:p>
          </table:table-cell>
        </table:table-row>
        <table:table-row table:style-name="ro1">
          <table:table-cell office:value-type="string" calcext:value-type="string">
            <text:p>A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BCC8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VPR1A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VPR1B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VPR2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CAT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CAT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BL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CL10</text:p>
          </table:table-cell>
          <table:table-cell office:value-type="float" office:value="8915" calcext:value-type="float">
            <text:p>891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DKRB1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CN1</text:p>
          </table:table-cell>
          <table:table-cell office:value-type="float" office:value="8678" calcext:value-type="float">
            <text:p>86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X3</text:p>
          </table:table-cell>
          <table:table-cell office:value-type="float" office:value="27018" calcext:value-type="float">
            <text:p>2701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RC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VRA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BL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VR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F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ST1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TK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QA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QB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QC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R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A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4B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A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target &amp; diseas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B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C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D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F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G</text:p>
          </table:table-cell>
          <table:table-cell office:value-type="float" office:value="8913" calcext:value-type="float">
            <text:p>891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H</text:p>
          </table:table-cell>
          <table:table-cell office:value-type="float" office:value="8912" calcext:value-type="float">
            <text:p>891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ADS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I</text:p>
          </table:table-cell>
          <table:table-cell office:value-type="float" office:value="8911" calcext:value-type="float">
            <text:p>891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1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2D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2D2</text:p>
          </table:table-cell>
          <table:table-cell office:value-type="float" office:value="9254" calcext:value-type="float">
            <text:p>925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A2D3</text:p>
          </table:table-cell>
          <table:table-cell office:value-type="float" office:value="55799" calcext:value-type="float">
            <text:p>5579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B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B2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B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B4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G1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AT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NG2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M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MK2G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SP1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SP6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S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BR1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BR3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L2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ND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R5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D22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DH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DK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SL3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DK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DK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DKN1A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ES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ES2</text:p>
          </table:table-cell>
          <table:table-cell office:value-type="float" office:value="8824" calcext:value-type="float">
            <text:p>8824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FTR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M1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SL4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M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M3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M4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M5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NA3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NA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NA6</text:p>
          </table:table-cell>
          <table:table-cell office:value-type="float" office:value="8973" calcext:value-type="float">
            <text:p>897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NA7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NB2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RNB4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UK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MPK1</text:p>
          </table:table-cell>
          <table:table-cell office:value-type="float" office:value="51727" calcext:value-type="float">
            <text:p>5172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NR1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T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PT1A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PT2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EB1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AD</text:p>
          </table:table-cell>
          <table:table-cell office:value-type="float" office:value="51380" calcext:value-type="float">
            <text:p>5138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F1R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NK2A1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TH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TSD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XCR1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BB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CS</text:p>
          </table:table-cell>
          <table:table-cell office:value-type="float" office:value="54205" calcext:value-type="float">
            <text:p>5420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11A1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11B1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H1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11B2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17A1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19A1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1A1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1A2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1B1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1A2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6A1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6B1</text:p>
          </table:table-cell>
          <table:table-cell office:value-type="float" office:value="56603" calcext:value-type="float">
            <text:p>5660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6C1</text:p>
          </table:table-cell>
          <table:table-cell office:value-type="float" office:value="340665" calcext:value-type="float">
            <text:p>34066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H1B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A13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A6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B6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C18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C19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C8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C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D6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E1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2J2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H1C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3A4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3A5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3A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P4A11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SLTR1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CK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CTD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H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LD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LG4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PYD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D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H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D2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D5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NRA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NRB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H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GFR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HHADH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O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PP1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BB2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BB4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R1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target &amp; diseas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R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RRB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H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BP1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BP4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CGR1A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CGR2A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CGR2B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CGR2C</text:p>
          </table:table-cell>
          <table:table-cell office:value-type="float" office:value="9103" calcext:value-type="float">
            <text:p>910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CGR3A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CGR3B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FAR1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GF1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ORA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GF2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GFR1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GFR2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GFR3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GFR4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GR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T1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T3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T4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MO1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ORA2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MO3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target &amp; 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XYD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YN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BR1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BR2</text:p>
          </table:table-cell>
          <table:table-cell office:value-type="float" office:value="9568" calcext:value-type="float">
            <text:p>956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A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ORA2B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A2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A3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A4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A5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A6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B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B2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B3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D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E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ORA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G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G2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G3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P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BRQ</text:p>
          </table:table-cell>
          <table:table-cell office:value-type="float" office:value="55879" calcext:value-type="float">
            <text:p>5587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D1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D2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A1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PDHS</text:p>
          </table:table-cell>
          <table:table-cell office:value-type="float" office:value="26330" calcext:value-type="float">
            <text:p>2633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T1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HSR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JA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A1B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UD1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UD2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UL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NG2</text:p>
          </table:table-cell>
          <table:table-cell office:value-type="float" office:value="54331" calcext:value-type="float">
            <text:p>5433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NRHR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OT1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OT2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D1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A1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ER1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X1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X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X3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X4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X5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X6</text:p>
          </table:table-cell>
          <table:table-cell office:value-type="float" office:value="257202" calcext:value-type="float">
            <text:p>25720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X7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A2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float" office:value="493869" calcext:value-type="float">
            <text:p>49386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A2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A3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A4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N1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N2A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N2B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N2C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N2D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target &amp; 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A2B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N3A</text:p>
          </table:table-cell>
          <table:table-cell office:value-type="float" office:value="116443" calcext:value-type="float">
            <text:p>11644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IN3B</text:p>
          </table:table-cell>
          <table:table-cell office:value-type="float" office:value="116444" calcext:value-type="float">
            <text:p>11644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M5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R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S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A1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A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A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A4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A2C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A5</text:p>
          </table:table-cell>
          <table:table-cell office:value-type="float" office:value="221357" calcext:value-type="float">
            <text:p>22135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K1</text:p>
          </table:table-cell>
          <table:table-cell office:value-type="float" office:value="373156" calcext:value-type="float">
            <text:p>37315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M1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M2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M3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M4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M5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O1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O2</text:p>
          </table:table-cell>
          <table:table-cell office:value-type="float" office:value="119391" calcext:value-type="float">
            <text:p>11939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P1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B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TT1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UCY1A2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6PD</text:p>
          </table:table-cell>
          <table:table-cell office:value-type="float" office:value="9563" calcext:value-type="float">
            <text:p>956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DH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DHA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AR2</text:p>
          </table:table-cell>
          <table:table-cell office:value-type="float" office:value="338442" calcext:value-type="float">
            <text:p>33844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AR3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K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B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XB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BADH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F1A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LA-DQA2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LA-DQB1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B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PGDS</text:p>
          </table:table-cell>
          <table:table-cell office:value-type="float" office:value="27306" calcext:value-type="float">
            <text:p>2730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PRT1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RH1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RH2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1B1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1B2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GTR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7B1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7B10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7B2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7B3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7B4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7B6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7B7</text:p>
          </table:table-cell>
          <table:table-cell office:value-type="float" office:value="51478" calcext:value-type="float">
            <text:p>514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17B8</text:p>
          </table:table-cell>
          <table:table-cell office:value-type="float" office:value="7923" calcext:value-type="float">
            <text:p>792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3B1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D3B2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GTR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P90AA1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SPA8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1A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1B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1D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1E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1F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2A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2B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2C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5A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6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R7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O1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GXT2</text:p>
          </table:table-cell>
          <table:table-cell office:value-type="float" office:value="64902" calcext:value-type="float">
            <text:p>6490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FNAR1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FNAR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FN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FNGR1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FNGR2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GF1R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target &amp; 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GFBP3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KBKB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1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1B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target &amp; 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2RA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2RB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2RG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3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4I1</text:p>
          </table:table-cell>
          <table:table-cell office:value-type="float" office:value="259307" calcext:value-type="float">
            <text:p>25930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6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PDH1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PDH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S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SR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SYNA1</text:p>
          </table:table-cell>
          <table:table-cell office:value-type="float" office:value="51477" calcext:value-type="float">
            <text:p>5147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GA5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GAL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GB2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GB3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K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PA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PR1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K1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K2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K3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E1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J12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J3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J4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J5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R1A1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J8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J9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K2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K3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K9</text:p>
          </table:table-cell>
          <table:table-cell office:value-type="float" office:value="51305" calcext:value-type="float">
            <text:p>5130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MA1</text:p>
          </table:table-cell>
          <table:table-cell office:value-type="float" office:value="3778" calcext:value-type="float">
            <text:p>37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MB1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MB2</text:p>
          </table:table-cell>
          <table:table-cell office:value-type="float" office:value="10242" calcext:value-type="float">
            <text:p>1024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MB3</text:p>
          </table:table-cell>
          <table:table-cell office:value-type="float" office:value="27094" calcext:value-type="float">
            <text:p>2709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B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R1B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MB4</text:p>
          </table:table-cell>
          <table:table-cell office:value-type="float" office:value="27345" calcext:value-type="float">
            <text:p>2734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CNQ1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DR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target &amp; 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T10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T12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T14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T16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R1B10</text:p>
          </table:table-cell>
          <table:table-cell office:value-type="float" office:value="57016" calcext:value-type="float">
            <text:p>5701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T9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LBA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CK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DHA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DHAL6A</text:p>
          </table:table-cell>
          <table:table-cell office:value-type="float" office:value="160287" calcext:value-type="float">
            <text:p>16028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DHAL6B</text:p>
          </table:table-cell>
          <table:table-cell office:value-type="float" office:value="92483" calcext:value-type="float">
            <text:p>9248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R1C1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DHB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DHC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F1</text:p>
          </table:table-cell>
          <table:table-cell office:value-type="float" office:value="51176" calcext:value-type="float">
            <text:p>5117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HCGR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MK1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PF</text:p>
          </table:table-cell>
          <table:table-cell office:value-type="float" office:value="8513" calcext:value-type="float">
            <text:p>851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RP2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TA4H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R1C2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Y96</text:p>
          </table:table-cell>
          <table:table-cell office:value-type="float" office:value="23643" calcext:value-type="float">
            <text:p>2364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YN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OA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OB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P2K1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P2K2</text:p>
          </table:table-cell>
          <table:table-cell office:value-type="float" office:value="5605" calcext:value-type="float">
            <text:p>560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P3K2</text:p>
          </table:table-cell>
          <table:table-cell office:value-type="float" office:value="10746" calcext:value-type="float">
            <text:p>1074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P3K20</text:p>
          </table:table-cell>
          <table:table-cell office:value-type="float" office:value="51776" calcext:value-type="float">
            <text:p>5177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PK1</text:p>
          </table:table-cell>
          <table:table-cell office:value-type="float" office:value="5594" calcext:value-type="float">
            <text:p>559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R1C3</text:p>
          </table:table-cell>
          <table:table-cell office:value-type="float" office:value="8644" calcext:value-type="float">
            <text:p>8644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PK11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PK14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PK3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DH1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DM2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R1C4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2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3</text:p>
          </table:table-cell>
          <table:table-cell office:value-type="float" office:value="10873" calcext:value-type="float">
            <text:p>1087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GST1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GST2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GST3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R1D1</text:p>
          </table:table-cell>
          <table:table-cell office:value-type="float" office:value="6718" calcext:value-type="float">
            <text:p>671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PO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TOR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KT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8L</text:p>
          </table:table-cell>
          <table:table-cell office:value-type="float" office:value="339983" calcext:value-type="float">
            <text:p>33998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COA2</text:p>
          </table:table-cell>
          <table:table-cell office:value-type="float" office:value="10499" calcext:value-type="float">
            <text:p>1049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1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1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11</text:p>
          </table:table-cell>
          <table:table-cell office:value-type="float" office:value="126328" calcext:value-type="float">
            <text:p>12632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12</text:p>
          </table:table-cell>
          <table:table-cell office:value-type="float" office:value="55967" calcext:value-type="float">
            <text:p>5596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13</text:p>
          </table:table-cell>
          <table:table-cell office:value-type="float" office:value="51079" calcext:value-type="float">
            <text:p>5107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2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3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4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4L2</text:p>
          </table:table-cell>
          <table:table-cell office:value-type="float" office:value="56901" calcext:value-type="float">
            <text:p>5690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5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6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7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8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9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AB1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1</text:p>
          </table:table-cell>
          <table:table-cell office:value-type="float" office:value="4707" calcext:value-type="float">
            <text:p>470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10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2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3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4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5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7</text:p>
          </table:table-cell>
          <table:table-cell office:value-type="float" office:value="4713" calcext:value-type="float">
            <text:p>471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8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B9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C1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1A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C2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S1</text:p>
          </table:table-cell>
          <table:table-cell office:value-type="float" office:value="4719" calcext:value-type="float">
            <text:p>471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S2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S3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S4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S5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S6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S7</text:p>
          </table:table-cell>
          <table:table-cell office:value-type="float" office:value="374291" calcext:value-type="float">
            <text:p>374291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S8</text:p>
          </table:table-cell>
          <table:table-cell office:value-type="float" office:value="4728" calcext:value-type="float">
            <text:p>472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V1</text:p>
          </table:table-cell>
          <table:table-cell office:value-type="float" office:value="4723" calcext:value-type="float">
            <text:p>472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1A2</text:p>
          </table:table-cell>
          <table:table-cell office:value-type="float" office:value="8854" calcext:value-type="float">
            <text:p>885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V2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DUFV3</text:p>
          </table:table-cell>
          <table:table-cell office:value-type="float" office:value="4731" calcext:value-type="float">
            <text:p>473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FATC1</text:p>
          </table:table-cell>
          <table:table-cell office:value-type="float" office:value="4772" calcext:value-type="float">
            <text:p>477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FKB1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FKB2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FKBIA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GF</text:p>
          </table:table-cell>
          <table:table-cell office:value-type="float" office:value="4803" calcext:value-type="float">
            <text:p>480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1A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ME1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ME2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NMT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S1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S2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S3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PR1</text:p>
          </table:table-cell>
          <table:table-cell office:value-type="float" office:value="4881" calcext:value-type="float">
            <text:p>488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1B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R0B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R1H3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R1H4</text:p>
          </table:table-cell>
          <table:table-cell office:value-type="float" office:value="9971" calcext:value-type="float">
            <text:p>997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R3C2</text:p>
          </table:table-cell>
          <table:table-cell office:value-type="float" office:value="4306" calcext:value-type="float">
            <text:p>430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T5C</text:p>
          </table:table-cell>
          <table:table-cell office:value-type="float" office:value="30833" calcext:value-type="float">
            <text:p>3083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T5E</text:p>
          </table:table-cell>
          <table:table-cell office:value-type="float" office:value="4907" calcext:value-type="float">
            <text:p>490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TRK1</text:p>
          </table:table-cell>
          <table:table-cell office:value-type="float" office:value="4914" calcext:value-type="float">
            <text:p>491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TRK2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GDH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RD1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RM1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2RY12</text:p>
          </table:table-cell>
          <table:table-cell office:value-type="float" office:value="64805" calcext:value-type="float">
            <text:p>6480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4HA1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4HA2</text:p>
          </table:table-cell>
          <table:table-cell office:value-type="float" office:value="8974" calcext:value-type="float">
            <text:p>897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3A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P3</text:p>
          </table:table-cell>
          <table:table-cell office:value-type="float" office:value="10039" calcext:value-type="float">
            <text:p>1003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CCB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CNA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3A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10A</text:p>
          </table:table-cell>
          <table:table-cell office:value-type="float" office:value="10846" calcext:value-type="float">
            <text:p>1084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11A</text:p>
          </table:table-cell>
          <table:table-cell office:value-type="float" office:value="50940" calcext:value-type="float">
            <text:p>5094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1A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1B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2A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3A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4A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4B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4C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3B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4D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5A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target &amp; 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6G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6H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7A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E7B</text:p>
          </table:table-cell>
          <table:table-cell office:value-type="float" office:value="27115" calcext:value-type="float">
            <text:p>2711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GFRA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GFRB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HA1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HA2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3B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HB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PK1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DXP</text:p>
          </table:table-cell>
          <table:table-cell office:value-type="float" office:value="57026" calcext:value-type="float">
            <text:p>5702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GK1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GR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target &amp; diseas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HGDH</text:p>
          </table:table-cell>
          <table:table-cell office:value-type="float" office:value="26227" calcext:value-type="float">
            <text:p>2622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4K2B</text:p>
          </table:table-cell>
          <table:table-cell office:value-type="float" office:value="55300" calcext:value-type="float">
            <text:p>5530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K3CA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K3CB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K3CD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K3R1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K3R2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K3R3</text:p>
          </table:table-cell>
          <table:table-cell office:value-type="float" office:value="8503" calcext:value-type="float">
            <text:p>850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2G1B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2G2A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2G2E</text:p>
          </table:table-cell>
          <table:table-cell office:value-type="float" office:value="30814" calcext:value-type="float">
            <text:p>3081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2G4A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2G6</text:p>
          </table:table-cell>
          <table:table-cell office:value-type="float" office:value="8398" calcext:value-type="float">
            <text:p>839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G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NLIP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NP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NPO</text:p>
          </table:table-cell>
          <table:table-cell office:value-type="float" office:value="55163" calcext:value-type="float">
            <text:p>5516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MC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6A1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PARA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PARD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PARG</text:p>
          </table:table-cell>
          <table:table-cell office:value-type="float" office:value="5468" calcext:value-type="float">
            <text:p>546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PIA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PIF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PP3R2</text:p>
          </table:table-cell>
          <table:table-cell office:value-type="float" office:value="5535" calcext:value-type="float">
            <text:p>553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7A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KCA</text:p>
          </table:table-cell>
          <table:table-cell office:value-type="float" office:value="5578" calcext:value-type="float">
            <text:p>55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LR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AFR</text:p>
          </table:table-cell>
          <table:table-cell office:value-type="float" office:value="5724" calcext:value-type="float">
            <text:p>572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GER1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GER2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GER3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GER4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DH9A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GFR</text:p>
          </table:table-cell>
          <table:table-cell office:value-type="float" office:value="5737" calcext:value-type="float">
            <text:p>573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GIR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GIS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GS1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GS2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TK2B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YCR1</text:p>
          </table:table-cell>
          <table:table-cell office:value-type="float" office:value="5831" calcext:value-type="float">
            <text:p>583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YCR2</text:p>
          </table:table-cell>
          <table:table-cell office:value-type="float" office:value="29920" calcext:value-type="float">
            <text:p>2992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YGB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YGL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YGM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F1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LBP1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RA</text:p>
          </table:table-cell>
          <table:table-cell office:value-type="float" office:value="5914" calcext:value-type="float">
            <text:p>591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B1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DH5</text:p>
          </table:table-cell>
          <table:table-cell office:value-type="float" office:value="5959" calcext:value-type="float">
            <text:p>595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OX1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PIA</text:p>
          </table:table-cell>
          <table:table-cell office:value-type="float" office:value="22934" calcext:value-type="float">
            <text:p>2293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6197" calcext:value-type="float">
            <text:p>619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RM1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XRB</text:p>
          </table:table-cell>
          <table:table-cell office:value-type="float" office:value="6257" calcext:value-type="float">
            <text:p>625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XRG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OX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YR1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N1A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N1B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N2A</text:p>
          </table:table-cell>
          <table:table-cell office:value-type="float" office:value="6326" calcext:value-type="float">
            <text:p>632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N3A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N4B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N5A</text:p>
          </table:table-cell>
          <table:table-cell office:value-type="float" office:value="6331" calcext:value-type="float">
            <text:p>633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N9A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PG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PL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RPINA1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FRP4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GPL1</text:p>
          </table:table-cell>
          <table:table-cell office:value-type="float" office:value="8879" calcext:value-type="float">
            <text:p>887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H2B3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K1</text:p>
          </table:table-cell>
          <table:table-cell office:value-type="float" office:value="150094" calcext:value-type="float">
            <text:p>15009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VA1</text:p>
          </table:table-cell>
          <table:table-cell office:value-type="float" office:value="10572" calcext:value-type="float">
            <text:p>1057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C10A1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C25A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C25A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C25A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C6A3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C8A1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CO1A2</text:p>
          </table:table-cell>
          <table:table-cell office:value-type="float" office:value="6579" calcext:value-type="float">
            <text:p>6579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CO1B1</text:p>
          </table:table-cell>
          <table:table-cell office:value-type="float" office:value="10599" calcext:value-type="float">
            <text:p>10599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CO1B3</text:p>
          </table:table-cell>
          <table:table-cell office:value-type="float" office:value="28234" calcext:value-type="float">
            <text:p>28234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MO</text:p>
          </table:table-cell>
          <table:table-cell office:value-type="float" office:value="6608" calcext:value-type="float">
            <text:p>660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MPD1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PEP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D1</text:p>
          </table:table-cell>
          <table:table-cell office:value-type="float" office:value="6647" calcext:value-type="float">
            <text:p>664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C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D5A1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D5A2</text:p>
          </table:table-cell>
          <table:table-cell office:value-type="float" office:value="6716" calcext:value-type="float">
            <text:p>671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EBF1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5B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CLA2</text:p>
          </table:table-cell>
          <table:table-cell office:value-type="float" office:value="8803" calcext:value-type="float">
            <text:p>880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CLG1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CLG2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CNR1</text:p>
          </table:table-cell>
          <table:table-cell office:value-type="float" office:value="56670" calcext:value-type="float">
            <text:p>5667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LT1E1</text:p>
          </table:table-cell>
          <table:table-cell office:value-type="float" office:value="6783" calcext:value-type="float">
            <text:p>6783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LT2A1</text:p>
          </table:table-cell>
          <table:table-cell office:value-type="float" office:value="6822" calcext:value-type="float">
            <text:p>6822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OX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LT2B1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V2A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CR1</text:p>
          </table:table-cell>
          <table:table-cell office:value-type="float" office:value="6869" calcext:value-type="float">
            <text:p>686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BXA2R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BXAS1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K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POA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FF1</text:p>
          </table:table-cell>
          <table:table-cell office:value-type="float" office:value="7031" calcext:value-type="float">
            <text:p>703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GFBR2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BD</text:p>
          </table:table-cell>
          <table:table-cell office:value-type="float" office:value="7056" calcext:value-type="float">
            <text:p>7056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RA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RB</text:p>
          </table:table-cell>
          <table:table-cell office:value-type="float" office:value="7068" calcext:value-type="float">
            <text:p>706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K1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KTL1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LR4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LR7</text:p>
          </table:table-cell>
          <table:table-cell office:value-type="float" office:value="51284" calcext:value-type="float">
            <text:p>5128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POA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LR8</text:p>
          </table:table-cell>
          <table:table-cell office:value-type="float" office:value="51311" calcext:value-type="float">
            <text:p>5131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LR9</text:p>
          </table:table-cell>
          <table:table-cell office:value-type="float" office:value="54106" calcext:value-type="float">
            <text:p>5410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NF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NFRSF1B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NNC1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P53</text:p>
          </table:table-cell>
          <table:table-cell office:value-type="float" office:value="7157" calcext:value-type="float">
            <text:p>715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P73</text:p>
          </table:table-cell>
          <table:table-cell office:value-type="float" office:value="7161" calcext:value-type="float">
            <text:p>716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PMT</text:p>
          </table:table-cell>
          <table:table-cell office:value-type="float" office:value="7172" calcext:value-type="float">
            <text:p>717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PA1</text:p>
          </table:table-cell>
          <table:table-cell office:value-type="float" office:value="8989" calcext:value-type="float">
            <text:p>8989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PM8</text:p>
          </table:table-cell>
          <table:table-cell office:value-type="float" office:value="79054" calcext:value-type="float">
            <text:p>79054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PV1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PV2</text:p>
          </table:table-cell>
          <table:table-cell office:value-type="float" office:value="51393" calcext:value-type="float">
            <text:p>5139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PV4</text:p>
          </table:table-cell>
          <table:table-cell office:value-type="float" office:value="59341" calcext:value-type="float">
            <text:p>5934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PR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XNDC12</text:p>
          </table:table-cell>
          <table:table-cell office:value-type="float" office:value="51060" calcext:value-type="float">
            <text:p>51060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YK2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YMP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YMS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CK2</text:p>
          </table:table-cell>
          <table:table-cell office:value-type="float" office:value="7371" calcext:value-type="float">
            <text:p>737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CG</text:p>
          </table:table-cell>
          <table:table-cell office:value-type="float" office:value="7357" calcext:value-type="float">
            <text:p>735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DH</text:p>
          </table:table-cell>
          <table:table-cell office:value-type="float" office:value="7358" calcext:value-type="float">
            <text:p>735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1A1</text:p>
          </table:table-cell>
          <table:table-cell office:value-type="float" office:value="54658" calcext:value-type="float">
            <text:p>54658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1A10</text:p>
          </table:table-cell>
          <table:table-cell office:value-type="float" office:value="54575" calcext:value-type="float">
            <text:p>54575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1A3</text:p>
          </table:table-cell>
          <table:table-cell office:value-type="float" office:value="54659" calcext:value-type="float">
            <text:p>54659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1A4</text:p>
          </table:table-cell>
          <table:table-cell office:value-type="float" office:value="54657" calcext:value-type="float">
            <text:p>5465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1A6</text:p>
          </table:table-cell>
          <table:table-cell office:value-type="float" office:value="54578" calcext:value-type="float">
            <text:p>54578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1A7</text:p>
          </table:table-cell>
          <table:table-cell office:value-type="float" office:value="54577" calcext:value-type="float">
            <text:p>5457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1A8</text:p>
          </table:table-cell>
          <table:table-cell office:value-type="float" office:value="54576" calcext:value-type="float">
            <text:p>54576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1A9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2B15</text:p>
          </table:table-cell>
          <table:table-cell office:value-type="float" office:value="7366" calcext:value-type="float">
            <text:p>7366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2B17</text:p>
          </table:table-cell>
          <table:table-cell office:value-type="float" office:value="7367" calcext:value-type="float">
            <text:p>7367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2B4</text:p>
          </table:table-cell>
          <table:table-cell office:value-type="float" office:value="7363" calcext:value-type="float">
            <text:p>7363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GT2B7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target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MPS</text:p>
          </table:table-cell>
          <table:table-cell office:value-type="float" office:value="7372" calcext:value-type="float">
            <text:p>7372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P1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P2</text:p>
          </table:table-cell>
          <table:table-cell office:value-type="float" office:value="151531" calcext:value-type="float">
            <text:p>151531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CAM1</text:p>
          </table:table-cell>
          <table:table-cell office:value-type="float" office:value="7412" calcext:value-type="float">
            <text:p>741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DAC1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DR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GFA</text:p>
          </table:table-cell>
          <table:table-cell office:value-type="float" office:value="7422" calcext:value-type="float">
            <text:p>742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TN</text:p>
          </table:table-cell>
          <table:table-cell office:value-type="float" office:value="7448" calcext:value-type="float">
            <text:p>744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DH</text:p>
          </table:table-cell>
          <table:table-cell office:value-type="float" office:value="7498" calcext:value-type="float">
            <text:p>749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ES1</text:p>
          </table:table-cell>
          <table:table-cell office:value-type="float" office:value="7525" calcext:value-type="float">
            <text:p>7525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M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CDC4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CXCL12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SHB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HLA-DRA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ID4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P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IL1A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IL33</text:p>
          </table:table-cell>
          <table:table-cell office:value-type="float" office:value="90865" calcext:value-type="float">
            <text:p>90865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ITPK1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KSR2</text:p>
          </table:table-cell>
          <table:table-cell office:value-type="float" office:value="283455" calcext:value-type="float">
            <text:p>283455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LAMC3</text:p>
          </table:table-cell>
          <table:table-cell office:value-type="float" office:value="10319" calcext:value-type="float">
            <text:p>10319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MAP3K4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OR1D2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F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OR1G1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OR9Q1</text:p>
          </table:table-cell>
          <table:table-cell office:value-type="float" office:value="219956" calcext:value-type="float">
            <text:p>219956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PDE1C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SKAP1</text:p>
          </table:table-cell>
          <table:table-cell office:value-type="float" office:value="8631" calcext:value-type="float">
            <text:p>8631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SYNJ2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IC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P1A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P1A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P1A3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targe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P5F1D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P5F1E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P6V1D</text:p>
          </table:table-cell>
          <table:table-cell office:value-type="float" office:value="51382" calcext:value-type="float">
            <text:p>5138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IN2</text:p>
          </table:table-cell>
          <table:table-cell office:value-type="float" office:value="113451" calcext:value-type="float">
            <text:p>11345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OX1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H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MT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M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CC3</text:p>
          </table:table-cell>
          <table:table-cell office:value-type="float" office:value="79184" calcext:value-type="float">
            <text:p>7918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Y</text:p>
          </table:table-cell>
          <table:table-cell office:value-type="float" office:value="50632" calcext:value-type="float">
            <text:p>5063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B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274</text:p>
          </table:table-cell>
          <table:table-cell office:value-type="float" office:value="29126" calcext:value-type="float">
            <text:p>2912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DO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B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T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C4E</text:p>
          </table:table-cell>
          <table:table-cell office:value-type="float" office:value="26253" calcext:value-type="float">
            <text:p>2625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DAT</text:p>
          </table:table-cell>
          <table:table-cell office:value-type="float" office:value="51166" calcext:value-type="float">
            <text:p>5116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YP51A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O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H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DC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HCR7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FR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HODH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D3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D4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P</text:p>
          </table:table-cell>
          <table:table-cell office:value-type="float" office:value="10682" calcext:value-type="float">
            <text:p>1068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EF1A1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L1</text:p>
          </table:table-cell>
          <table:table-cell office:value-type="float" office:value="79631" calcext:value-type="float">
            <text:p>7963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B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BP3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ASN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PS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A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N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PGS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TCD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XN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L1</text:p>
          </table:table-cell>
          <table:table-cell office:value-type="float" office:value="339896" calcext:value-type="float">
            <text:p>33989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T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AT</text:p>
          </table:table-cell>
          <table:table-cell office:value-type="float" office:value="23464" calcext:value-type="float">
            <text:p>2346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GH</text:p>
          </table:table-cell>
          <table:table-cell office:value-type="float" office:value="8836" calcext:value-type="float">
            <text:p>8836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GPS1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DC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1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S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NMT</text:p>
          </table:table-cell>
          <table:table-cell office:value-type="float" office:value="27232" calcext:value-type="float">
            <text:p>2723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9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2</text:p>
          </table:table-cell>
          <table:table-cell office:value-type="float" office:value="84706" calcext:value-type="float">
            <text:p>8470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N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TZ1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GH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SS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9759" calcext:value-type="float">
            <text:p>975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C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S</text:p>
          </table:table-cell>
          <table:table-cell office:value-type="float" office:value="9146" calcext:value-type="float">
            <text:p>914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GCR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MOX1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OX2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NMT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SP90B1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X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H2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H3A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H3B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H3G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HA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CNJ1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KB1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G1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AT1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AT3</text:p>
          </table:table-cell>
          <table:table-cell office:value-type="float" office:value="56267" calcext:value-type="float">
            <text:p>5626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NU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CAM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LR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TA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C4S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T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1A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2A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F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H1</text:p>
          </table:table-cell>
          <table:table-cell office:value-type="float" office:value="4292" calcext:value-type="float">
            <text:p>429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P2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P9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OS</text:p>
          </table:table-cell>
          <table:table-cell office:value-type="float" office:value="55034" calcext:value-type="float">
            <text:p>5503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MO1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HFD1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HFD2</text:p>
          </table:table-cell>
          <table:table-cell office:value-type="float" office:value="10797" calcext:value-type="float">
            <text:p>1079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HFR</text:p>
          </table:table-cell>
          <table:table-cell office:value-type="float" office:value="4524" calcext:value-type="float">
            <text:p>4524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TNR1A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NR1B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S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S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A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1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2</text:p>
          </table:table-cell>
          <table:table-cell office:value-type="float" office:value="4759" calcext:value-type="float">
            <text:p>475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S1</text:p>
          </table:table-cell>
          <table:table-cell office:value-type="float" office:value="9054" calcext:value-type="float">
            <text:p>905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T</text:p>
          </table:table-cell>
          <table:table-cell office:value-type="float" office:value="23530" calcext:value-type="float">
            <text:p>2353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B</text:p>
          </table:table-cell>
          <table:table-cell office:value-type="float" office:value="4879" calcext:value-type="float">
            <text:p>487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QO1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SDHL</text:p>
          </table:table-cell>
          <table:table-cell office:value-type="float" office:value="50814" calcext:value-type="float">
            <text:p>5081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T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C1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C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XCT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CT2</text:p>
          </table:table-cell>
          <table:table-cell office:value-type="float" office:value="64064" calcext:value-type="float">
            <text:p>6406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HB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H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3</text:p>
          </table:table-cell>
          <table:table-cell office:value-type="float" office:value="255967" calcext:value-type="float">
            <text:p>25596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SS1</text:p>
          </table:table-cell>
          <table:table-cell office:value-type="float" office:value="9061" calcext:value-type="float">
            <text:p>906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YT1A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CYT2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1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HYKPL</text:p>
          </table:table-cell>
          <table:table-cell office:value-type="float" office:value="85007" calcext:value-type="float">
            <text:p>8500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DH4A1</text:p>
          </table:table-cell>
          <table:table-cell office:value-type="float" office:value="8659" calcext:value-type="float">
            <text:p>865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B11</text:p>
          </table:table-cell>
          <table:table-cell office:value-type="float" office:value="8647" calcext:value-type="float">
            <text:p>8647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DH5A1</text:p>
          </table:table-cell>
          <table:table-cell office:value-type="float" office:value="7915" calcext:value-type="float">
            <text:p>791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CL1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D1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D3</text:p>
          </table:table-cell>
          <table:table-cell office:value-type="float" office:value="8985" calcext:value-type="float">
            <text:p>898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U5F1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PAT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PT1</text:p>
          </table:table-cell>
          <table:table-cell office:value-type="float" office:value="5538" calcext:value-type="float">
            <text:p>553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KDC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AT1</text:p>
          </table:table-cell>
          <table:table-cell office:value-type="float" office:value="29968" calcext:value-type="float">
            <text:p>2996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PH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DO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DPR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PRT</text:p>
          </table:table-cell>
          <table:table-cell office:value-type="float" office:value="23475" calcext:value-type="float">
            <text:p>2347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AN1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K</text:p>
          </table:table-cell>
          <table:table-cell office:value-type="float" office:value="55312" calcext:value-type="float">
            <text:p>5531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RA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RB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LY</text:p>
          </table:table-cell>
          <table:table-cell office:value-type="float" office:value="51540" calcext:value-type="float">
            <text:p>5154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NN1A</text:p>
          </table:table-cell>
          <table:table-cell office:value-type="float" office:value="6337" calcext:value-type="float">
            <text:p>633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NN1B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NN1G</text:p>
          </table:table-cell>
          <table:table-cell office:value-type="float" office:value="6340" calcext:value-type="float">
            <text:p>634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HA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HB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HC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HD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S</text:p>
          </table:table-cell>
          <table:table-cell office:value-type="float" office:value="10993" calcext:value-type="float">
            <text:p>1099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SL</text:p>
          </table:table-cell>
          <table:table-cell office:value-type="float" office:value="113675" calcext:value-type="float">
            <text:p>11367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P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SECS</text:p>
          </table:table-cell>
          <table:table-cell office:value-type="float" office:value="51091" calcext:value-type="float">
            <text:p>5109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PIND1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T1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T2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2A1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2A2</text:p>
          </table:table-cell>
          <table:table-cell office:value-type="float" office:value="6514" calcext:value-type="float">
            <text:p>651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51A</text:p>
          </table:table-cell>
          <table:table-cell office:value-type="float" office:value="200931" calcext:value-type="float">
            <text:p>200931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LC51B</text:p>
          </table:table-cell>
          <table:table-cell office:value-type="float" office:value="123264" calcext:value-type="float">
            <text:p>123264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BCB4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7A11</text:p>
          </table:table-cell>
          <table:table-cell office:value-type="float" office:value="23657" calcext:value-type="float">
            <text:p>23657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LC7A5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AT1</text:p>
          </table:table-cell>
          <table:table-cell office:value-type="float" office:value="6646" calcext:value-type="float">
            <text:p>664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AT2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D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TLC1</text:p>
          </table:table-cell>
          <table:table-cell office:value-type="float" office:value="10558" calcext:value-type="float">
            <text:p>1055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TLC2</text:p>
          </table:table-cell>
          <table:table-cell office:value-type="float" office:value="9517" calcext:value-type="float">
            <text:p>951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TLC3</text:p>
          </table:table-cell>
          <table:table-cell office:value-type="float" office:value="55304" calcext:value-type="float">
            <text:p>5530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E</text:p>
          </table:table-cell>
          <table:table-cell office:value-type="float" office:value="6713" calcext:value-type="float">
            <text:p>671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C3</text:p>
          </table:table-cell>
          <table:table-cell office:value-type="float" office:value="8639" calcext:value-type="float">
            <text:p>863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M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RR</text:p>
          </table:table-cell>
          <table:table-cell office:value-type="float" office:value="63826" calcext:value-type="float">
            <text:p>6382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P1</text:p>
          </table:table-cell>
          <table:table-cell office:value-type="float" office:value="6890" calcext:value-type="float">
            <text:p>6890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T</text:p>
          </table:table-cell>
          <table:table-cell office:value-type="float" office:value="6898" calcext:value-type="float">
            <text:p>689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O2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7054" calcext:value-type="float">
            <text:p>705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FRSF8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FSF11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FSF13B</text:p>
          </table:table-cell>
          <table:table-cell office:value-type="float" office:value="10673" calcext:value-type="float">
            <text:p>1067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E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H1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I1</text:p>
          </table:table-cell>
          <table:table-cell office:value-type="float" office:value="7167" calcext:value-type="float">
            <text:p>716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O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O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TA3</text:p>
          </table:table-cell>
          <table:table-cell office:value-type="float" office:value="7264" calcext:value-type="float">
            <text:p>7264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BA1A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BA4A</text:p>
          </table:table-cell>
          <table:table-cell office:value-type="float" office:value="7277" calcext:value-type="float">
            <text:p>727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BB</text:p>
          </table:table-cell>
          <table:table-cell office:value-type="float" office:value="203068" calcext:value-type="float">
            <text:p>20306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BB1</text:p>
          </table:table-cell>
          <table:table-cell office:value-type="float" office:value="81027" calcext:value-type="float">
            <text:p>81027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BB3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BB4B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NRD1</text:p>
          </table:table-cell>
          <table:table-cell office:value-type="float" office:value="7296" calcext:value-type="float">
            <text:p>7296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QP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C2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RF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ORC1</text:p>
          </table:table-cell>
          <table:table-cell office:value-type="float" office:value="79001" calcext:value-type="float">
            <text:p>79001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CA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is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P4A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target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Genes_of_interest.A1:Genes_of_interest.F929" table:display-filter-buttons="true" table:orientation="column">
          <table:filter>
            <table:filter-and>
              <table:filter-condition table:field-number="2" table:value="target" table:operator="=">
                <table:filter-set-item table:value="target"/>
                <table:filter-set-item table:value="target &amp; diseas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17:02:16.319639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17:03:01.155477621</dc:date>
    <meta:editing-duration>PT15M13S</meta:editing-duration>
    <meta:editing-cycles>9</meta:editing-cycles>
    <meta:generator>LibreOffice/5.1.6.2$Linux_X86_64 LibreOffice_project/10m0$Build-2</meta:generator>
    <meta:document-statistic meta:table-count="1" meta:cell-count="3745" meta:object-count="0"/>
  </office:meta>
</office:document-meta>
</file>